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</style:style>
  </office:automatic-styles>
  <office:body>
    <office:text text:use-soft-page-breaks="true">
      <text:list text:style-name="LFO1" text:continue-numbering="true">
        <text:list-item>
          <text:p text:style-name="P1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ihaad mahmoud</meta:initial-creator>
    <dc:creator>jihaad mahmoud</dc:creator>
    <meta:creation-date>2022-02-17T13:40:00Z</meta:creation-date>
    <dc:date>2022-02-17T13:41:00Z</dc:date>
    <meta:template xlink:href="Normal" xlink:type="simple"/>
    <meta:editing-cycles>1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